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Tahoma" svg:font-family="Tahoma"/>
    <style:font-face style:font-family-generic="system" style:font-pitch="variable" style:name="宋体" svg:font-family="\u5B8B\u4F53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body>
    <office:text>
      <text:p text:style-name="Standard">测试新的方法。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Tahoma" svg:font-family="Tahoma"/>
    <style:font-face style:font-family-generic="system" style:font-pitch="variable" style:name="宋体" svg:font-family="\u5B8B\u4F53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US" fo:font-size="12.0pt" fo:language="en" style:font-name="Times New Roman" style:font-name-asian="宋体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宋体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0</dc:date>
    <meta:editing-cycles>2</meta:editing-cycles>
    <meta:editing-duration>PT0.009S</meta:editing-duration>
  </office:meta>
</office:document-meta>
</file>